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6cm" style:rel-column-width="9935*"/>
    </style:style>
    <style:style style:name="Table1.B" style:family="table-column">
      <style:table-column-properties style:column-width="13.464cm" style:rel-column-width="5560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transparent"/>
    </style:style>
    <style:style style:name="P8" style:family="paragraph" style:parent-style-name="Standard">
      <style:paragraph-properties fo:text-align="center" style:justify-single-word="false"/>
      <style:text-properties fo:font-variant="normal" fo:text-transform="none" fo:color="#000000" style:text-line-through-style="none" style:text-underline-style="none" style:text-blinking="false" fo:background-color="#ffffff"/>
    </style:style>
    <style:style style:name="P9" style:family="paragraph" style:parent-style-name="Standard">
      <style:paragraph-properties fo:text-align="center" style:justify-single-word="false"/>
      <style:text-properties fo:font-variant="normal" fo:text-transform="none" fo:color="#000000" style:text-line-through-style="none" style:text-underline-style="none" officeooo:paragraph-rsid="00018d30" style:text-blinking="false" fo:background-color="#ffffff"/>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Project_20_Body">
      <style:paragraph-properties fo:line-height="150%"/>
    </style:style>
    <style:style style:name="P12" style:family="paragraph" style:parent-style-name="Project_20_Body">
      <style:text-properties officeooo:paragraph-rsid="00018d30"/>
    </style:style>
    <style:style style:name="P13" style:family="paragraph" style:parent-style-name="Project_20_Subheading">
      <style:paragraph-properties fo:line-height="150%"/>
    </style:style>
    <style:style style:name="P14" style:family="paragraph" style:parent-style-name="Project_20_Subheading">
      <style:text-properties style:text-position="0% 100%"/>
    </style:style>
    <style:style style:name="P15" style:family="paragraph" style:parent-style-name="Project_20_Fig_20__26__20_Tab">
      <style:text-properties fo:font-weight="bold" style:font-weight-asian="bold" style:font-weight-complex="bold"/>
    </style:style>
    <style:style style:name="P16" style:family="paragraph" style:parent-style-name="Project_20_Fig_20__26__20_Tab">
      <style:text-properties officeooo:paragraph-rsid="00018d30"/>
    </style:style>
    <style:style style:name="P17" style:family="paragraph" style:parent-style-name="Project_20_Body">
      <style:paragraph-properties fo:margin-left="0cm" fo:margin-right="0cm" fo:text-indent="0cm" style:auto-text-indent="false"/>
    </style:style>
    <style:style style:name="P18" style:family="paragraph" style:parent-style-name="Frame_20_contents">
      <style:paragraph-properties fo:text-align="justify" style:justify-single-word="false"/>
    </style:style>
    <style:style style:name="P19" style:family="paragraph" style:parent-style-name="Project_20_Body" style:list-style-name="L2"/>
    <style:style style:name="P20" style:family="paragraph" style:parent-style-name="Project_20_Body" style:list-style-name="L3"/>
    <style:style style:name="P21" style:family="paragraph" style:parent-style-name="Project_20_Body" style:list-style-name="L4"/>
    <style:style style:name="P22" style:family="paragraph" style:parent-style-name="Project_20_Body" style:list-style-name="L5"/>
    <style:style style:name="P23" style:family="paragraph" style:parent-style-name="Project_20_Body" style:list-style-name="L6"/>
    <style:style style:name="P24" style:family="paragraph" style:parent-style-name="Project_20_Body" style:list-style-name="L7"/>
    <style:style style:name="P25" style:family="paragraph" style:parent-style-name="Project_20_Body" style:list-style-name="L7">
      <style:text-properties fo:font-weight="bold" style:font-weight-asian="bold" style:font-weight-complex="bold"/>
    </style:style>
    <style:style style:name="P26" style:family="paragraph" style:parent-style-name="Project_20_Body" style:list-style-name="L1">
      <style:paragraph-properties fo:margin-left="2.501cm" fo:margin-right="0cm" fo:text-indent="-0.635cm" style:auto-text-indent="false"/>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0% 100%"/>
    </style:style>
    <style:style style:name="T6" style:family="text">
      <style:text-properties officeooo:rsid="00018d30"/>
    </style:style>
    <style:style style:name="T7" style:family="text">
      <style:text-properties style:text-position="super 58%"/>
    </style:style>
    <style:style style:name="fr1" style:family="graphic" style:parent-style-name="Frame">
      <style:graphic-properties style:vertical-pos="from-top" style:vertical-rel="paragraph" style:horizontal-pos="from-left" style:horizontal-rel="paragraph" fo:padding="0.15cm" fo:border="0.06pt solid #ffffff"/>
    </style:style>
    <style:style style:name="fr2"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oject_20_Chapter"><draw:frame draw:style-name="fr1" draw:name="Frame1" text:anchor-type="paragraph" svg:x="13.919cm" svg:y="-1.355cm" svg:width="2cm" draw:z-index="5"><draw:text-box fo:min-height="0.499cm"><text:p text:style-name="P18"/></draw:text-box></draw:frame>Chapter 1</text:p>
      <text:p text:style-name="Project_20_Title">INTRODUCTION</text:p>
      <text:p text:style-name="Project_20_Body"><text:tab/>Computer networks are telecommunication networks which allow computers to exchange data. Network security is implemented on a variety of computer networks to secure daily transactions and communications among businesses, governments and individuals.</text:p>
      <text:p text:style-name="Project_20_Heading">1.1 Overview</text:p>
      <text:p text:style-name="Project_20_Body"><text:tab/>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p>
      <text:p text:style-name="Project_20_Heading">1.2 Network Security</text:p>
      <text:p text:style-name="P11"><text:tab/>Network security<text:span text:style-name="T1">[1]</text:span>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p>
      <text:p text:style-name="Project_20_Subheading">1.2.1 Anomaly in Network Security</text:p>
      <text:p text:style-name="P11"><text:tab/>In network security, <text:span text:style-name="T3">anomaly </text:span>(or <text:span text:style-name="T3">outlier </text:span>) is an item, event or observation which does not conform to an expected pattern or other items in a dataset. Typically the anomalous items will translate to some kind of problem such as an attack on the network or a network defect. Anomalies are also referred to as outliers, novelties, noise, deviations and exceptions.</text:p>
      <text:p text:style-name="P13">1.2.2 Intrusion Detection Systems</text:p>
      <text:p text:style-name="Project_20_Body"><text:tab/>An Intrusion Detection System (IDS)<text:span text:style-name="T1">[2]</text:span>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text:soft-page-break/>information about them, and reporting attempts.</text:p>
      <text:p text:style-name="Project_20_Body"><text:tab/>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where this can happen automatically or at the command of an operator; systems that both “detect (alert)”and “prevent”.</text:p>
      <text:p text:style-name="P7"><text:bookmark text:name="docs-internal-guid-3fb704e0-db8b-067b-b22b-551d767caac6"/><draw:frame draw:style-name="fr2" draw:name="Image1" text:anchor-type="as-char" svg:width="13.944cm" svg:height="5.89cm" draw:z-index="6"><draw:image xlink:href="../intrusion.png" xlink:type="simple" xlink:show="embed" xlink:actuate="onLoad"/></draw:frame></text:p>
      <text:p text:style-name="P10">Figure 1.1 Intrusion Detection Systems</text:p>
      <text:p text:style-name="P10"/>
      <text:p text:style-name="Project_20_Subheading">1.2.3 Attack Classification</text:p>
      <text:p text:style-name="Project_20_Body"><text:tab/>In computer networks, an attack is any attempt to destroy, expose, alter, disable, steal or gain unauthorized access to or make unauthorized use of an asset.<text:span text:style-name="T1">[3] </text:span><text:span text:style-name="T5">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6">Attack Class</text:p>
          </table:table-cell>
          <table:table-cell table:style-name="Table1.B1" office:value-type="string">
            <text:p text:style-name="P6">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5">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5">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5">sechole, xterm, eject, ps, nukepw, secret, perl, yaga, fdformat, ffbconfig, casesen, ntfsdos, ppmacro, loadmodule, sqlattack.</text:p>
          </table:table-cell>
        </table:table-row>
      </table:table>
      <text:p text:style-name="P15">Table 1.1 Attacks present in DARPA 1999 Dataset</text:p>
      <text:p text:style-name="Project_20_Heading"><text:soft-page-break/>1.3 Machine Learning and its Applications</text:p>
      <text:p text:style-name="Project_20_Body"><text:tab/>Machine learning, a branch of artificial intelligence, concerns the construction and study of systems that can learn from data. For example, a machine learning system could be trained on network traffic to learn to distinguish between anomalous and normal traffic. After learning, it can used to classify the incoming traffic into anomalous and normal traffic as shown in figure 1.2.</text:p>
      <text:p text:style-name="P7"><text:bookmark text:name="docs-internal-guid-3fb704e0-db98-ec13-c166-c0ec84c35824"/><draw:frame draw:style-name="fr3" draw:name="Image2" text:anchor-type="as-char" svg:width="8.123cm" svg:height="6.588cm" draw:z-index="0"><draw:image xlink:href="https://lh6.googleusercontent.com/vvPFbilz1TCNce05cOLNzwbMnzRoGUFLvN4Pb0fZ3Y0ZTshqFQfYh8ICqB1w-sUODAtSALXAbISGL-wK-ADmrJAq75cx380Z4iJxLiH6-3CLaQ7HVhgUVV7HsPiLwQyEaA" xlink:type="simple" xlink:show="embed" xlink:actuate="onLoad"/></draw:frame></text:p>
      <text:p text:style-name="P15">Figure 1.2 Example of Anomalies</text:p>
      <text:p text:style-name="Project_20_Body"><text:tab/>Machine Learning is used in a variety of fields, a few of which are mentioned below. </text:p>
      <text:list xml:id="list4201591720846655655" text:style-name="L1">
        <text:list-item>
          <text:p text:style-name="P26"><text:span text:style-name="T4">Network Anomaly Detection:</text:spa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 text:style-name="T2">[4]</text:span>.</text:p>
        </text:list-item>
        <text:list-item>
          <text:p text:style-name="P26"><text:span text:style-name="T4">Evaluating Learned Knowledge:</text:span> Rules induced from training data are not necessarily of high quality. The performance of knowledge acquired in this <text:soft-page-break/>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1">[5]</text:span></text:p>
        </text:list-item>
      </text:list>
      <text:p text:style-name="Project_20_Heading">1.4 <text:span text:style-name="T6">Types of </text:span>Intrusion Detection Systems</text:p>
      <text:p text:style-name="Project_20_Body"><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roject_20_Body"><text:s/><text:tab/>All Intrusion Detection Systems use one of two detection techniques:</text:p>
      <text:list xml:id="list7337389990877392017" text:style-name="L2">
        <text:list-item>
          <text:p text:style-name="P19">Signature Based Detection</text:p>
        </text:list-item>
        <text:list-item>
          <text:p text:style-name="P19">Statistical Anomaly Based Detection</text:p>
        </text:list-item>
      </text:list>
      <text:p text:style-name="Project_20_Subheading">1.4.1 Signature Based Detection</text:p>
      <text:p text:style-name="Project_20_Body"><text:tab/>Signature-based IDS monitors packets in the network, and compares them with pre-configured and pre-determined attack patterns, known as signatures.<text:span text:style-name="T1">[6]</text:span></text:p>
      <text:p text:style-name="P14">1.4.2 Statistical Anomaly Based Detection</text:p>
      <text:p text:style-name="Project_20_Body"><text:tab/>Anomaly based detection techniques model a “normal” scenario and any deviation from that is considered an anomaly. Anomaly based detection is preferred over Signature based detection due to their ability to detect novelty attacks.<text:span text:style-name="T1">[6]</text:span></text:p>
      <text:p text:style-name="Project_20_Heading">1.5 Machine Learning</text:p>
      <text:p text:style-name="Project_20_Body"><text:tab/>Machine learning is a branch of artificial intelligence, concerned with the construction and study of systems that can learn from data. Machine learning focuses on the <text:soft-page-break/>development of computer programs that can teach themselves to grow and change when exposed to new data as illustrated in figure 1.3.<text:span text:style-name="T1">[7]</text:span></text:p>
      <text:p text:style-name="P8"><text:bookmark text:name="docs-internal-guid-3fb704e0-dba8-1a77-fb81-381d74941dea"/><draw:frame draw:style-name="fr3" draw:name="Image3" text:anchor-type="as-char" svg:width="9.816cm" svg:height="4.763cm" draw:z-index="1"><draw:image xlink:href="../chapter2.png" xlink:type="simple" xlink:show="embed" xlink:actuate="onLoad"/></draw:frame></text:p>
      <text:p text:style-name="Project_20_Fig_20__26__20_Tab">Figure 1.3 Machine Learning System</text:p>
      <text:p text:style-name="P17"><text:tab/>Machine learning algorithms are classified into 3 types-</text:p>
      <text:list xml:id="list3635551911865200117" text:style-name="L3">
        <text:list-item>
          <text:p text:style-name="P20">Supervised Learning</text:p>
        </text:list-item>
        <text:list-item>
          <text:p text:style-name="P20">Unsupervised Learning</text:p>
        </text:list-item>
        <text:list-item>
          <text:p text:style-name="P20">Reinforcement Learning</text:p>
        </text:list-item>
      </text:list>
      <text:p text:style-name="Project_20_Subheading">1.5.1 Supervised Learning</text:p>
      <text:p text:style-name="P12"><text:tab/>In supervised learning, the model defines the effect one set of observations, called inputs, has on another set of observations, called outputs.<text:span text:style-name="T1">[7]</text:span> As shown in Figure 1.4,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text:p>
      <text:p text:style-name="P9"><text:bookmark text:name="docs-internal-guid-3fb704e0-dbaa-6b7c-3e3c-69a7b06aa1f1"/><draw:frame draw:style-name="fr3" draw:name="Image4" text:anchor-type="as-char" svg:width="7.373cm" svg:height="4.676cm" draw:z-index="7"><draw:image xlink:href="https://lh5.googleusercontent.com/u0mHzqIp9Jeb8GsaHsR-cnjtMIhO66_KCvlmr0WvTAO9s3hFreXxc3YUZXvdq-VUSaxrqy9W3NyGIy1oJ2YkjXPzWblPVl2gZxX1liMr5rWOxFT59E3ZoE18ATVipERT5w" xlink:type="simple" xlink:show="embed" xlink:actuate="onLoad"/></draw:frame></text:p>
      <text:p text:style-name="P16">Figure 1.4 Supervised Learning Model</text:p>
      <text:p text:style-name="Project_20_Subheading"/>
      <text:p text:style-name="Project_20_Subheading"><text:soft-page-break/>1.5.2 Unsupervised Learning</text:p>
      <text:p text:style-name="Project_20_Body"><text:tab/>In unsupervised learning, all the observations are assumed to be caused by latent variables, that is, the observations are assumed to be at the end of the causal chain.<text:span text:style-name="T1">[7]</text:span> With unsupervised learning it is possible to learn larger and more complex models than with supervised learning. The learning can proceed hierarchically from the observations into ever more abstract levels of representation as shown in figure 1.5.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8"><text:bookmark text:name="docs-internal-guid-3fb704e0-dbac-78f4-588d-8926489a16e0"/><draw:frame draw:style-name="fr3" draw:name="Image5" text:anchor-type="as-char" svg:width="8.678cm" svg:height="6.35cm" draw:z-index="2"><draw:image xlink:href="https://lh5.googleusercontent.com/TKcTHoMJffWpai_do9vi_WCmmw83W2cG9lGjfsAoQjK_ffgtuhgeT73n-xvMqJNdO8xCw4HIfuxMftsW696a8AwvT_aE5vtQjvHqCDEa9il6C1zI4FrGimlNuTXRG1oiVQ" xlink:type="simple" xlink:show="embed" xlink:actuate="onLoad"/></draw:frame></text:p>
      <text:p text:style-name="Project_20_Fig_20__26__20_Tab">Figure 1.5 Unsupervised Learning Model</text:p>
      <text:p text:style-name="Project_20_Subheading">1.5.3 Reinforcement Learning</text:p>
      <text:p text:style-name="Project_20_Body"><text:tab/>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p>
      <text:p text:style-name="P8"><text:bookmark text:name="docs-internal-guid-3fb704e0-dbad-eee9-6297-7311ab6bee74"/><text:soft-page-break/><draw:frame draw:style-name="fr3" draw:name="Image6" text:anchor-type="as-char" svg:width="13.044cm" svg:height="5.424cm" draw:z-index="3"><draw:image xlink:href="https://lh4.googleusercontent.com/q3Rl2JcC5bje1r7pmYBPzqwIQ4T-KY0NO9R2gIUBWpHaGR14EMlVQUJ8xjZUgpsAukZj6RuEv1b3Ivi8R_3TFN56U7ZG4hg2WXWmw33egMgOHLiVp3bAjjUdXi7n6u5GcA" xlink:type="simple" xlink:show="embed" xlink:actuate="onLoad"/></draw:frame></text:p>
      <text:p text:style-name="Project_20_Fig_20__26__20_Tab">Figure 1.6 Reinforcement Learning Model</text:p>
      <text:p text:style-name="Project_20_Heading">1.6 Types of Anomaly Based Detection</text:p>
      <text:p text:style-name="Project_20_Body"><text:tab/>We now review the different techniques of Anomaly based IDS. They are classified as shown in figure 1.7. The most important ones are-</text:p>
      <text:list xml:id="list7473661929929058345" text:style-name="L4">
        <text:list-item>
          <text:p text:style-name="P21">Statistical Anomaly Detection</text:p>
        </text:list-item>
        <text:list-item>
          <text:p text:style-name="P21">Data Mining Based Detection</text:p>
        </text:list-item>
        <text:list-item>
          <text:p text:style-name="P21">Knowledge Based Detection</text:p>
        </text:list-item>
      </text:list>
      <text:p text:style-name="P8"><text:bookmark text:name="docs-internal-guid-3fb704e0-dbaf-5391-72a0-0da9882bffab"/><draw:frame draw:style-name="fr3" draw:name="Image7" text:anchor-type="as-char" svg:width="17.145cm" svg:height="6.985cm" draw:z-index="4"><draw:image xlink:href="https://lh6.googleusercontent.com/DNVO-B36aSuuUM2x7ovV-YVZ0Me0PMkU9fKZs47bi13LXCCysHddIwUqfOk_mz2zUSIIDPT4_GM8htof3C3TzfW0YY4pdkISR96KY7ajivIXY8hgybiu0FkqVCYcUSZ2xA" xlink:type="simple" xlink:show="embed" xlink:actuate="onLoad"/></draw:frame></text:p>
      <text:p text:style-name="Project_20_Fig_20__26__20_Tab">Figure 1.7 Taxonomy of Anomaly Based IDS</text:p>
      <text:p text:style-name="Project_20_Subheading">1.6.1 Statistical Anomaly Detection</text:p>
      <text:p text:style-name="Project_20_Body"><text:tab/>Statistical based anomaly detection techniques use statistical properties and statistical tests to determine whether “Observed behavior” deviate significantly from the “expected <text:soft-page-break/>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 text:style-name="T1">[8]</text:span> Statistical Anomaly Based IDS can further be classified into the following categories-</text:p>
      <text:list xml:id="list4649200228143513124" text:style-name="L5">
        <text:list-item>
          <text:p text:style-name="P22"><text:span text:style-name="T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22"><text:span text:style-name="T4">Markov Process Model:</text:span> The Markovian Model is used with the event counter metric to determine the normalcy of a particular event, based on the events which preceded it.<text:span text:style-name="T1">[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22"><text:span text:style-name="T4">Mean and Standard Deviation Model:</text:span> The Mean and Standard Deviation Model is based on the traditional statistical determination of the normalcy of an observation based on its position relative to a specified confidence range.<text:span text:style-name="T1">[8]</text:span> In this sub-model, event that falls outside the set interval will be declared as an anomalous.</text:p>
        </text:list-item>
        <text:list-item>
          <text:p text:style-name="P22"><text:span text:style-name="T4">Multivariate Model:</text:span> This model can be applied to intrusion detection for monitoring and detecting anomalies of a process in an information system.<text:span text:style-name="T1">[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22"><text:span text:style-name="T4">Time Series Model:</text:span> The Time Series Model, attempts to identify anomalies by reviewing the order and time interval of activities on the network.<text:span text:style-name="T1">[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roject_20_Subheading">1.6.2 Data Mining Based Approach</text:p>
      <text:p text:style-name="Project_20_Body"><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1">[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3731291361377449035" text:style-name="L6">
        <text:list-item>
          <text:p text:style-name="P23"><text:span text:style-name="T4">Clustering:</text:span> Clustering<text:span text:style-name="T1">[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23"><text:span text:style-name="T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1">[8]</text:span> </text:p>
        </text:list-item>
        <text:list-item>
          <text:p text:style-name="P23"><text:soft-page-break/><text:span text:style-name="T4">Classification:</text:span> Classification<text:span text:style-name="T1">[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roject_20_Subheading">1.6.3 Knowledge Based Detection Techniques</text:p>
      <text:p text:style-name="Project_20_Body"><text:tab/>Knowledge based detection Technique<text:span text:style-name="T1">[8]</text:span>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p>
      <text:list xml:id="list1386238975170590454" text:style-name="L7">
        <text:list-item>
          <text:p text:style-name="P24"><text:span text:style-name="T4">State Transition Analysis:</text:span> This technique describes the attacks with a set of goals and transitions, and represents them as state transition diagrams.<text:span text:style-name="T1">[8]</text:span>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p>
        </text:list-item>
        <text:list-item>
          <text:p text:style-name="P24"><text:span text:style-name="T4">Expert Systems:</text:span> The expert system<text:span text:style-name="T1">[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25"/>
        </text:list-item>
        <text:list-item>
          <text:p text:style-name="P24"><text:soft-page-break/><text:span text:style-name="T4">Signature Analysis:</text:span> Signature analysis follows exactly the same knowledge-acquisition approach as expert systems, but the knowledge acquired is exploited in a different way.<text:span text:style-name="T7">[8]</text:span>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ntroduc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08:34:36.976693105</dc:date>
    <meta:editing-duration>PT3M</meta:editing-duration>
    <meta:editing-cycles>18</meta:editing-cycles>
    <meta:generator>LibreOffice/4.1.5.3$Linux_X86_64 LibreOffice_project/410m0$Build-3</meta:generator>
    <meta:document-statistic meta:table-count="2" meta:image-count="7" meta:object-count="0" meta:page-count="11" meta:paragraph-count="91" meta:word-count="2540" meta:character-count="16682" meta:non-whitespace-character-count="14219"/>
  </office:meta>
</office:document-meta>
</file>